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49in" svg:x="10.1992in" svg:y="0.3665in">
            <draw:object draw:notify-on-update-of-ranges="Sheet1.A2:Sheet1.A8 Sheet1.H4:Sheet1.H4 Sheet1.F2:Sheet1.F8 Sheet1.A12:Sheet1.A18 Sheet1.H15:Sheet1.H15 Sheet1.F12:Sheet1.F18 Sheet1.D24:Sheet1.D24 Sheet1.B22:Sheet1.B28 Sheet1.A22:Sheet1.A28 Sheet1.D34:Sheet1.D34 Sheet1.B32:Sheet1.B38 Sheet1.A32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8.2634in" svg:y="6.3791in">
            <draw:object draw:notify-on-update-of-ranges="Sheet1.A2:Sheet1.A8 Sheet1.B1:Sheet1.B1 Sheet1.B2:Sheet1.B8 Sheet1.A12:Sheet1.A18 Sheet1.B11:Sheet1.B11 Sheet1.B12:Sheet1.B18 Sheet1.A2:Sheet1.A8 Sheet1.C1:Sheet1.C1 Sheet1.C2:Sheet1.C8 Sheet1.A12:Sheet1.A18 Sheet1.C11:Sheet1.C11 Sheet1.C12:Sheet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7in" svg:height="3.5449in" svg:x="0.8343in" svg:y="8.272in">
            <draw:object draw:notify-on-update-of-ranges="Sheet1.A2:Sheet1.A8 Sheet1.G1:Sheet1.G1 Sheet1.G2:Sheet1.G8 Sheet1.A12:Sheet1.A18 Sheet1.G11:Sheet1.G11 Sheet1.G12:Sheet1.G18 Sheet1.D24:Sheet1.D24 Sheet1.C22:Sheet1.C28 Sheet1.A22:Sheet1.A28 Sheet1.C31:Sheet1.C31 Sheet1.C32:Sheet1.C38 Sheet1.A32:Sheet1.A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Multiplication L1 Data Cache Misses</text:p>
          </table:table-cell>
          <table:table-cell office:value-type="string" calcext:value-type="string">
            <text:p>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Multiplication G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4314104" calcext:value-type="float">
            <text:p>24431410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217999394" calcext:value-type="float">
            <text:p>21799939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0.205942" calcext:value-type="float">
            <text:p>0.205942</text:p>
          </table:table-cell>
          <table:table-cell table:formula="of:=((2*POWER([.A2]; 3))/[.F2])/POWER(10; 9)" office:value-type="float" office:value="2.09767798700605" calcext:value-type="float">
            <text:p>2.097677987006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6681388" calcext:value-type="float">
            <text:p>1226681388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107270944" calcext:value-type="float">
            <text:p>1107270944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.44138" calcext:value-type="float">
            <text:p>1.44138</text:p>
          </table:table-cell>
          <table:table-cell table:formula="of:=((2*POWER([.A3]; 3))/[.F3])/POWER(10; 9)" office:value-type="float" office:value="1.38755914470854" calcext:value-type="float">
            <text:p>1.3875591447085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88092717" calcext:value-type="float">
            <text:p>3488092717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3171825183" calcext:value-type="float">
            <text:p>3171825183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4.5904" calcext:value-type="float">
            <text:p>4.5904</text:p>
          </table:table-cell>
          <table:table-cell table:formula="of:=((2*POWER([.A4]; 3))/[.F4])/POWER(10; 9)" office:value-type="float" office:value="1.19553851516208" calcext:value-type="float">
            <text:p>1.19553851516208</text:p>
          </table:table-cell>
          <table:table-cell office:value-type="string" calcext:value-type="string">
            <text:p>C++ Multiplicatio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70200125" calcext:value-type="float">
            <text:p>9070200125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8399491364" calcext:value-type="float">
            <text:p>8399491364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18.8208" calcext:value-type="float">
            <text:p>18.8208</text:p>
          </table:table-cell>
          <table:table-cell table:formula="of:=((2*POWER([.A5]; 3))/[.F5])/POWER(10; 9)" office:value-type="float" office:value="0.619739862280031" calcext:value-type="float">
            <text:p>0.61973986228003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39751709" calcext:value-type="float">
            <text:p>17639751709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16373920767" calcext:value-type="float">
            <text:p>16373920767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39.7119" calcext:value-type="float">
            <text:p>39.7119</text:p>
          </table:table-cell>
          <table:table-cell table:formula="of:=((2*POWER([.A6]; 3))/[.F6])/POWER(10; 9)" office:value-type="float" office:value="0.536262430153178" calcext:value-type="float">
            <text:p>0.536262430153178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876946566" calcext:value-type="float">
            <text:p>30876946566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28669339995" calcext:value-type="float">
            <text:p>28669339995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72.0652" calcext:value-type="float">
            <text:p>72.0652</text:p>
          </table:table-cell>
          <table:table-cell table:formula="of:=((2*POWER([.A7]; 3))/[.F7])/POWER(10; 9)" office:value-type="float" office:value="0.487780509871616" calcext:value-type="float">
            <text:p>0.48778050987161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267750637" calcext:value-type="float">
            <text:p>50267750637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46591602169" calcext:value-type="float">
            <text:p>46591602169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120.77" calcext:value-type="float">
            <text:p>120.77</text:p>
          </table:table-cell>
          <table:table-cell table:formula="of:=((2*POWER([.A8]; 3))/[.F8])/POWER(10; 9)" office:value-type="float" office:value="0.447130909994204" calcext:value-type="float">
            <text:p>0.44713090999420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Line Multiplication L1 Data Cache Misses</text:p>
          </table:table-cell>
          <table:table-cell office:value-type="string" calcext:value-type="string">
            <text:p>Line 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Line Multiplication G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107782" calcext:value-type="float">
            <text:p>27107782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1130674" calcext:value-type="float">
            <text:p>1130674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0.112869" calcext:value-type="float">
            <text:p>0.112869</text:p>
          </table:table-cell>
          <table:table-cell table:formula="of:=((2*POWER([.A12]; 3))/[.F12])/POWER(10; 9)" office:value-type="float" office:value="3.8274459771948" calcext:value-type="float">
            <text:p>3.82744597719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760821" calcext:value-type="float">
            <text:p>125760821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7199949" calcext:value-type="float">
            <text:p>7199949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0.642101" calcext:value-type="float">
            <text:p>0.642101</text:p>
          </table:table-cell>
          <table:table-cell table:formula="of:=((2*POWER([.A13]; 3))/[.F13])/POWER(10; 9)" office:value-type="float" office:value="3.11477477842271" calcext:value-type="float">
            <text:p>3.1147747784227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7736156" calcext:value-type="float">
            <text:p>347736156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22884282" calcext:value-type="float">
            <text:p>22884282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1.8873" calcext:value-type="float">
            <text:p>1.8873</text:p>
          </table:table-cell>
          <table:table-cell table:formula="of:=((2*POWER([.A14]; 3))/[.F14])/POWER(10; 9)" office:value-type="float" office:value="2.9078577862555" calcext:value-type="float">
            <text:p>2.9078577862555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48488927" calcext:value-type="float">
            <text:p>74848892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55210447" calcext:value-type="float">
            <text:p>5521044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4.04955" calcext:value-type="float">
            <text:p>4.04955</text:p>
          </table:table-cell>
          <table:table-cell table:formula="of:=((2*POWER([.A15]; 3))/[.F15])/POWER(10; 9)" office:value-type="float" office:value="2.88032003555951" calcext:value-type="float">
            <text:p>2.88032003555951</text:p>
          </table:table-cell>
          <table:table-cell office:value-type="string" calcext:value-type="string">
            <text:p>C++ Line Multiplication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70262530" calcext:value-type="float">
            <text:p>2070262530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209156704" calcext:value-type="float">
            <text:p>209156704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7.25077" calcext:value-type="float">
            <text:p>7.25077</text:p>
          </table:table-cell>
          <table:table-cell table:formula="of:=((2*POWER([.A16]; 3))/[.F16])/POWER(10; 9)" office:value-type="float" office:value="2.93706737353412" calcext:value-type="float">
            <text:p>2.93706737353412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98377596" calcext:value-type="float">
            <text:p>4398377596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484943197" calcext:value-type="float">
            <text:p>484943197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11.549" calcext:value-type="float">
            <text:p>11.549</text:p>
          </table:table-cell>
          <table:table-cell table:formula="of:=((2*POWER([.A17]; 3))/[.F17])/POWER(10; 9)" office:value-type="float" office:value="3.04372672958698" calcext:value-type="float">
            <text:p>3.0437267295869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61086632" calcext:value-type="float">
            <text:p>6761086632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742283469" calcext:value-type="float">
            <text:p>742283469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17.7684" calcext:value-type="float">
            <text:p>17.7684</text:p>
          </table:table-cell>
          <table:table-cell table:formula="of:=((2*POWER([.A18]; 3))/[.F18])/POWER(10; 9)" office:value-type="float" office:value="3.03910312689944" calcext:value-type="float">
            <text:p>3.0391031268994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Java Multiplication GFLOPS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09150883666667" calcext:value-type="float">
            <text:p>0.309150883666667</text:p>
          </table:table-cell>
          <table:table-cell table:formula="of:=((2*POWER([.A22]; 3))/[.B22])/POWER(10; 9)" office:value-type="float" office:value="1.3973759184392" calcext:value-type="float">
            <text:p>1.397375918439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5532692666667" calcext:value-type="float">
            <text:p>1.65532692666667</text:p>
          </table:table-cell>
          <table:table-cell table:formula="of:=((2*POWER([.A23]; 3))/[.B23])/POWER(10; 9)" office:value-type="float" office:value="1.20822054409965" calcext:value-type="float">
            <text:p>1.20822054409965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.994422152" calcext:value-type="float">
            <text:p>10.994422152</text:p>
          </table:table-cell>
          <table:table-cell table:formula="of:=((2*POWER([.A24]; 3))/[.B24])/POWER(10; 9)" office:value-type="float" office:value="0.499162204627705" calcext:value-type="float">
            <text:p>0.499162204627705</text:p>
          </table:table-cell>
          <table:table-cell office:value-type="string" calcext:value-type="string">
            <text:p>Java Multiplication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4.165395554" calcext:value-type="float">
            <text:p>34.165395554</text:p>
          </table:table-cell>
          <table:table-cell table:formula="of:=((2*POWER([.A25]; 3))/[.B25])/POWER(10; 9)" office:value-type="float" office:value="0.341398066987531" calcext:value-type="float">
            <text:p>0.341398066987531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1.485490371" calcext:value-type="float">
            <text:p>61.485490371</text:p>
          </table:table-cell>
          <table:table-cell table:formula="of:=((2*POWER([.A26]; 3))/[.B26])/POWER(10; 9)" office:value-type="float" office:value="0.346358138668182" calcext:value-type="float">
            <text:p>0.346358138668182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7.527633745" calcext:value-type="float">
            <text:p>127.527633745</text:p>
          </table:table-cell>
          <table:table-cell table:formula="of:=((2*POWER([.A27]; 3))/[.B27])/POWER(10; 9)" office:value-type="float" office:value="0.275642219397631" calcext:value-type="float">
            <text:p>0.275642219397631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8.093856443333" calcext:value-type="float">
            <text:p>178.093856443333</text:p>
          </table:table-cell>
          <table:table-cell table:formula="of:=((2*POWER([.A28]; 3))/[.B28])/POWER(10; 9)" office:value-type="float" office:value="0.303210908441314" calcext:value-type="float">
            <text:p>0.30321090844131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Java Line Multiplication GFLOPS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4634660333333" calcext:value-type="float">
            <text:p>0.114634660333333</text:p>
          </table:table-cell>
          <table:table-cell table:formula="of:=((2*POWER([.A32]; 3))/[.B32])/POWER(10; 9)" office:value-type="float" office:value="3.76849374128065" calcext:value-type="float">
            <text:p>3.7684937412806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79194718" calcext:value-type="float">
            <text:p>0.579194718</text:p>
          </table:table-cell>
          <table:table-cell table:formula="of:=((2*POWER([.A33]; 3))/[.B33])/POWER(10; 9)" office:value-type="float" office:value="3.45307016422066" calcext:value-type="float">
            <text:p>3.45307016422066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33239732733333" calcext:value-type="float">
            <text:p>1.33239732733333</text:p>
          </table:table-cell>
          <table:table-cell table:formula="of:=((2*POWER([.A34]; 3))/[.B34])/POWER(10; 9)" office:value-type="float" office:value="4.11889148035422" calcext:value-type="float">
            <text:p>4.11889148035422</text:p>
          </table:table-cell>
          <table:table-cell office:value-type="string" calcext:value-type="string">
            <text:p>Java Line Multiplication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33076948766667" calcext:value-type="float">
            <text:p>3.33076948766667</text:p>
          </table:table-cell>
          <table:table-cell table:formula="of:=((2*POWER([.A35]; 3))/[.B35])/POWER(10; 9)" office:value-type="float" office:value="3.50189349433818" calcext:value-type="float">
            <text:p>3.50189349433818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.80306429366667" calcext:value-type="float">
            <text:p>5.80306429366667</text:p>
          </table:table-cell>
          <table:table-cell table:formula="of:=((2*POWER([.A36]; 3))/[.B36])/POWER(10; 9)" office:value-type="float" office:value="3.66978529313245" calcext:value-type="float">
            <text:p>3.66978529313245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.90171868033333" calcext:value-type="float">
            <text:p>9.90171868033333</text:p>
          </table:table-cell>
          <table:table-cell table:formula="of:=((2*POWER([.A37]; 3))/[.B37])/POWER(10; 9)" office:value-type="float" office:value="3.55009076048772" calcext:value-type="float">
            <text:p>3.55009076048772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.6692110943333" calcext:value-type="float">
            <text:p>16.6692110943333</text:p>
          </table:table-cell>
          <table:table-cell table:formula="of:=((2*POWER([.A38]; 3))/[.B38])/POWER(10; 9)" office:value-type="float" office:value="3.23950543876412" calcext:value-type="float">
            <text:p>3.239505438764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6:17:57.304532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5:45:26.874527244</meta:creation-date>
    <meta:generator>LibreOffice/7.2.5.2.0$Linux_X86_64 LibreOffice_project/20$Build-2</meta:generator>
    <dc:date>2022-03-28T17:43:54.681680846</dc:date>
    <meta:editing-duration>PT1H56M12S</meta:editing-duration>
    <meta:editing-cycles>6</meta:editing-cycles>
    <meta:document-statistic meta:table-count="1" meta:cell-count="1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bottom" svg:x="3.636cm" svg:y="7.908cm" style:legend-expansion="wide" chart:style-name="ch2"/>
        <chart:plot-area chart:style-name="ch3" table:cell-range-address="Sheet1.A2:Sheet1.A8 Sheet1.H4:Sheet1.H4 Sheet1.F2:Sheet1.F8 Sheet1.H15:Sheet1.H15 Sheet1.F12:Sheet1.F18 Sheet1.D24:Sheet1.D24 Sheet1.B22:Sheet1.B28 Sheet1.D34:Sheet1.D34 Sheet1.B32:Sheet1.B38" chart:data-source-has-labels="row" svg:x="0.319cm" svg:y="0.18cm" svg:width="15.358cm" svg:height="7.364cm">
          <chart:coordinate-region svg:x="0.94cm" svg:y="0.38cm" svg:width="14.179cm" svg:height="6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label-cell-address="Sheet1.H4:Sheet1.H4" chart:class="chart:scatter">
            <chart:domain table:cell-range-address="Sheet1.A2:Sheet1.A8"/>
            <chart:data-point chart:repeated="7"/>
          </chart:series>
          <chart:series chart:style-name="ch7" chart:values-cell-range-address="Sheet1.F12:Sheet1.F18" chart:label-cell-address="Sheet1.H15:Sheet1.H15" chart:class="chart:scatter">
            <chart:domain table:cell-range-address="Sheet1.A12:Sheet1.A18"/>
            <chart:data-point chart:repeated="7"/>
          </chart:series>
          <chart:series chart:style-name="ch8" chart:values-cell-range-address="Sheet1.B22:Sheet1.B28" chart:label-cell-address="Sheet1.D24:Sheet1.D24" chart:class="chart:scatter">
            <chart:domain table:cell-range-address="Sheet1.A22:Sheet1.A28"/>
            <chart:data-point chart:repeated="7"/>
          </chart:series>
          <chart:series chart:style-name="ch9" chart:values-cell-range-address="Sheet1.B32:Sheet1.B38" chart:label-cell-address="Sheet1.D34:Sheet1.D34" chart:class="chart:scatter">
            <chart:domain table:cell-range-address="Sheet1.A32:Sheet1.A3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</text:p>
                <draw:g>
                  <svg:desc>Sheet1.H4:Sheet1.H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</text:p>
                <draw:g>
                  <svg:desc>Sheet1.H15:Sheet1.H1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ava Multiplication</text:p>
                <draw:g>
                  <svg:desc>Sheet1.D24:Sheet1.D2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ava Line Multiplication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0.205942">
                <text:p>0.205942</text:p>
                <draw:g>
                  <svg:desc>Sheet1.F2:Sheet1.F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0.112869">
                <text:p>0.112869</text:p>
                <draw:g>
                  <svg:desc>Sheet1.F12:Sheet1.F18</svg:desc>
                </draw:g>
              </table:table-cell>
              <table:table-cell office:value-type="float" office:value="600">
                <text:p>600</text:p>
                <draw:g>
                  <svg:desc>Sheet1.A22:Sheet1.A28</svg:desc>
                </draw:g>
              </table:table-cell>
              <table:table-cell office:value-type="float" office:value="0.309150883666667">
                <text:p>0.309150883666667</text:p>
                <draw:g>
                  <svg:desc>Sheet1.B22:Sheet1.B28</svg:desc>
                </draw:g>
              </table:table-cell>
              <table:table-cell office:value-type="float" office:value="600">
                <text:p>600</text:p>
                <draw:g>
                  <svg:desc>Sheet1.A32:Sheet1.A38</svg:desc>
                </draw:g>
              </table:table-cell>
              <table:table-cell office:value-type="float" office:value="0.114634660333333">
                <text:p>0.114634660333333</text:p>
                <draw:g>
                  <svg:desc>Sheet1.B32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44138">
                <text:p>1.44138</text:p>
              </table:table-cell>
              <table:table-cell office:value-type="float" office:value="1000">
                <text:p>1000</text:p>
              </table:table-cell>
              <table:table-cell office:value-type="float" office:value="0.642101">
                <text:p>0.642101</text:p>
              </table:table-cell>
              <table:table-cell office:value-type="float" office:value="1000">
                <text:p>1000</text:p>
              </table:table-cell>
              <table:table-cell office:value-type="float" office:value="1.65532692666667">
                <text:p>1.65532692666667</text:p>
              </table:table-cell>
              <table:table-cell office:value-type="float" office:value="1000">
                <text:p>1000</text:p>
              </table:table-cell>
              <table:table-cell office:value-type="float" office:value="0.579194718">
                <text:p>0.579194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4.5904">
                <text:p>4.5904</text:p>
              </table:table-cell>
              <table:table-cell office:value-type="float" office:value="1400">
                <text:p>1400</text:p>
              </table:table-cell>
              <table:table-cell office:value-type="float" office:value="1.8873">
                <text:p>1.8873</text:p>
              </table:table-cell>
              <table:table-cell office:value-type="float" office:value="1400">
                <text:p>1400</text:p>
              </table:table-cell>
              <table:table-cell office:value-type="float" office:value="10.994422152">
                <text:p>10.994422152</text:p>
              </table:table-cell>
              <table:table-cell office:value-type="float" office:value="1400">
                <text:p>1400</text:p>
              </table:table-cell>
              <table:table-cell office:value-type="float" office:value="1.33239732733333">
                <text:p>1.332397327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8.8208">
                <text:p>18.8208</text:p>
              </table:table-cell>
              <table:table-cell office:value-type="float" office:value="1800">
                <text:p>1800</text:p>
              </table:table-cell>
              <table:table-cell office:value-type="float" office:value="4.04955">
                <text:p>4.04955</text:p>
              </table:table-cell>
              <table:table-cell office:value-type="float" office:value="1800">
                <text:p>1800</text:p>
              </table:table-cell>
              <table:table-cell office:value-type="float" office:value="34.165395554">
                <text:p>34.165395554</text:p>
              </table:table-cell>
              <table:table-cell office:value-type="float" office:value="1800">
                <text:p>1800</text:p>
              </table:table-cell>
              <table:table-cell office:value-type="float" office:value="3.33076948766667">
                <text:p>3.330769487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39.7119">
                <text:p>39.7119</text:p>
              </table:table-cell>
              <table:table-cell office:value-type="float" office:value="2200">
                <text:p>2200</text:p>
              </table:table-cell>
              <table:table-cell office:value-type="float" office:value="7.25077">
                <text:p>7.25077</text:p>
              </table:table-cell>
              <table:table-cell office:value-type="float" office:value="2200">
                <text:p>2200</text:p>
              </table:table-cell>
              <table:table-cell office:value-type="float" office:value="61.485490371">
                <text:p>61.485490371</text:p>
              </table:table-cell>
              <table:table-cell office:value-type="float" office:value="2200">
                <text:p>2200</text:p>
              </table:table-cell>
              <table:table-cell office:value-type="float" office:value="5.80306429366667">
                <text:p>5.803064293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72.0652">
                <text:p>72.0652</text:p>
              </table:table-cell>
              <table:table-cell office:value-type="float" office:value="2600">
                <text:p>2600</text:p>
              </table:table-cell>
              <table:table-cell office:value-type="float" office:value="11.549">
                <text:p>11.549</text:p>
              </table:table-cell>
              <table:table-cell office:value-type="float" office:value="2600">
                <text:p>2600</text:p>
              </table:table-cell>
              <table:table-cell office:value-type="float" office:value="127.527633745">
                <text:p>127.527633745</text:p>
              </table:table-cell>
              <table:table-cell office:value-type="float" office:value="2600">
                <text:p>2600</text:p>
              </table:table-cell>
              <table:table-cell office:value-type="float" office:value="9.90171868033333">
                <text:p>9.901718680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20.77">
                <text:p>120.77</text:p>
              </table:table-cell>
              <table:table-cell office:value-type="float" office:value="3000">
                <text:p>3000</text:p>
              </table:table-cell>
              <table:table-cell office:value-type="float" office:value="17.7684">
                <text:p>17.7684</text:p>
              </table:table-cell>
              <table:table-cell office:value-type="float" office:value="3000">
                <text:p>3000</text:p>
              </table:table-cell>
              <table:table-cell office:value-type="float" office:value="178.093856443333">
                <text:p>178.093856443333</text:p>
              </table:table-cell>
              <table:table-cell office:value-type="float" office:value="3000">
                <text:p>3000</text:p>
              </table:table-cell>
              <table:table-cell office:value-type="float" office:value="16.6692110943333">
                <text:p>16.669211094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bottom" svg:x="0.882cm" svg:y="7.908cm" style:legend-expansion="wide" chart:style-name="ch2"/>
        <chart:plot-area chart:style-name="ch3" table:cell-range-address="Sheet1.A2:Sheet1.C8 Sheet1.B1:Sheet1.C1 Sheet1.B11:Sheet1.C18" chart:data-source-has-labels="row" svg:x="0.319cm" svg:y="0.18cm" svg:width="15.355cm" svg:height="7.364cm">
          <chart:coordinate-region svg:x="2.607cm" svg:y="0.379cm" svg:width="12.509cm" svg:height="6.5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8" chart:values-cell-range-address="Sheet1.B12:Sheet1.B18" chart:label-cell-address="Sheet1.B11:Sheet1.B11" chart:class="chart:scatter">
            <chart:domain table:cell-range-address="Sheet1.A12:Sheet1.A18"/>
            <chart:data-point chart:repeated="7"/>
          </chart:series>
          <chart:series chart:style-name="ch9" chart:values-cell-range-address="Sheet1.C2:Sheet1.C8" chart:label-cell-address="Sheet1.C1:Sheet1.C1" chart:class="chart:scatter">
            <chart:data-point chart:repeated="7"/>
          </chart:series>
          <chart:series chart:style-name="ch10" chart:values-cell-range-address="Sheet1.C12:Sheet1.C18" chart:label-cell-address="Sheet1.C11:Sheet1.C11" chart:class="chart:scatter">
            <chart:domain table:cell-range-address="Sheet1.A12:Sheet1.A1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cation L1 Data Cache Misses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1 Data Cache Misses</text:p>
                <draw:g>
                  <svg:desc>Sheet1.B11:Sheet1.B11</svg:desc>
                </draw:g>
              </table:table-cell>
              <table:table-cell office:value-type="string">
                <text:p>Multiplication L2 Data Cache Misse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2 Data Cache Misses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44314104">
                <text:p>244314104</text:p>
                <draw:g>
                  <svg:desc>Sheet1.B2:Sheet1.B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27107782">
                <text:p>27107782</text:p>
                <draw:g>
                  <svg:desc>Sheet1.B12:Sheet1.B18</svg:desc>
                </draw:g>
              </table:table-cell>
              <table:table-cell office:value-type="float" office:value="43970574">
                <text:p>43970574</text:p>
                <draw:g>
                  <svg:desc>Sheet1.C2:Sheet1.C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57370881">
                <text:p>57370881</text:p>
                <draw:g>
                  <svg:desc>Sheet1.C1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26681388">
                <text:p>1226681388</text:p>
              </table:table-cell>
              <table:table-cell office:value-type="float" office:value="1000">
                <text:p>1000</text:p>
              </table:table-cell>
              <table:table-cell office:value-type="float" office:value="125760821">
                <text:p>125760821</text:p>
              </table:table-cell>
              <table:table-cell office:value-type="float" office:value="305412324">
                <text:p>305412324</text:p>
              </table:table-cell>
              <table:table-cell office:value-type="float" office:value="1000">
                <text:p>1000</text:p>
              </table:table-cell>
              <table:table-cell office:value-type="float" office:value="253715899">
                <text:p>25371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488092717">
                <text:p>3488092717</text:p>
              </table:table-cell>
              <table:table-cell office:value-type="float" office:value="1400">
                <text:p>1400</text:p>
              </table:table-cell>
              <table:table-cell office:value-type="float" office:value="347736156">
                <text:p>347736156</text:p>
              </table:table-cell>
              <table:table-cell office:value-type="float" office:value="1172459249">
                <text:p>1172459249</text:p>
              </table:table-cell>
              <table:table-cell office:value-type="float" office:value="1400">
                <text:p>1400</text:p>
              </table:table-cell>
              <table:table-cell office:value-type="float" office:value="679598264">
                <text:p>67959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9070200125">
                <text:p>9070200125</text:p>
              </table:table-cell>
              <table:table-cell office:value-type="float" office:value="1800">
                <text:p>1800</text:p>
              </table:table-cell>
              <table:table-cell office:value-type="float" office:value="748488927">
                <text:p>748488927</text:p>
              </table:table-cell>
              <table:table-cell office:value-type="float" office:value="6923210844">
                <text:p>6923210844</text:p>
              </table:table-cell>
              <table:table-cell office:value-type="float" office:value="1800">
                <text:p>1800</text:p>
              </table:table-cell>
              <table:table-cell office:value-type="float" office:value="1448012269">
                <text:p>144801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7639751709">
                <text:p>17639751709</text:p>
              </table:table-cell>
              <table:table-cell office:value-type="float" office:value="2200">
                <text:p>2200</text:p>
              </table:table-cell>
              <table:table-cell office:value-type="float" office:value="2070262530">
                <text:p>2070262530</text:p>
              </table:table-cell>
              <table:table-cell office:value-type="float" office:value="21015712806">
                <text:p>21015712806</text:p>
              </table:table-cell>
              <table:table-cell office:value-type="float" office:value="2200">
                <text:p>2200</text:p>
              </table:table-cell>
              <table:table-cell office:value-type="float" office:value="2645841468">
                <text:p>2645841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30876946566">
                <text:p>30876946566</text:p>
              </table:table-cell>
              <table:table-cell office:value-type="float" office:value="2600">
                <text:p>2600</text:p>
              </table:table-cell>
              <table:table-cell office:value-type="float" office:value="4398377596">
                <text:p>4398377596</text:p>
              </table:table-cell>
              <table:table-cell office:value-type="float" office:value="51004819294">
                <text:p>51004819294</text:p>
              </table:table-cell>
              <table:table-cell office:value-type="float" office:value="2600">
                <text:p>2600</text:p>
              </table:table-cell>
              <table:table-cell office:value-type="float" office:value="4362975373">
                <text:p>4362975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0267750637">
                <text:p>50267750637</text:p>
              </table:table-cell>
              <table:table-cell office:value-type="float" office:value="3000">
                <text:p>3000</text:p>
              </table:table-cell>
              <table:table-cell office:value-type="float" office:value="6761086632">
                <text:p>6761086632</text:p>
              </table:table-cell>
              <table:table-cell office:value-type="float" office:value="98598463985">
                <text:p>98598463985</text:p>
              </table:table-cell>
              <table:table-cell office:value-type="float" office:value="3000">
                <text:p>3000</text:p>
              </table:table-cell>
              <table:table-cell office:value-type="float" office:value="6694360468">
                <text:p>6694360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style-name="ch1">
        <chart:legend chart:legend-position="bottom" svg:x="2.18cm" svg:y="7.908cm" style:legend-expansion="wide" chart:style-name="ch2"/>
        <chart:plot-area chart:style-name="ch3" table:cell-range-address="Sheet1.A2:Sheet1.A8 Sheet1.G1:Sheet1.G8 Sheet1.G11:Sheet1.G18 Sheet1.D24:Sheet1.D24 Sheet1.C22:Sheet1.C28 Sheet1.C31:Sheet1.C38" chart:data-source-has-labels="row" svg:x="0.32cm" svg:y="0.18cm" svg:width="15.38cm" svg:height="7.364cm">
          <chart:coordinate-region svg:x="1.047cm" svg:y="0.379cm" svg:width="14.281cm" svg:height="6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" chart:label-cell-address="Sheet1.G1:Sheet1.G1" chart:class="chart:scatter">
            <chart:domain table:cell-range-address="Sheet1.A2:Sheet1.A8"/>
            <chart:data-point chart:repeated="7"/>
          </chart:series>
          <chart:series chart:style-name="ch7" chart:values-cell-range-address="Sheet1.G12:Sheet1.G18" chart:label-cell-address="Sheet1.G11:Sheet1.G11" chart:class="chart:scatter">
            <chart:domain table:cell-range-address="Sheet1.A12:Sheet1.A18"/>
            <chart:data-point chart:repeated="7"/>
          </chart:series>
          <chart:series chart:style-name="ch8" chart:values-cell-range-address="Sheet1.C22:Sheet1.C28" chart:label-cell-address="Sheet1.D24:Sheet1.D24" chart:class="chart:scatter">
            <chart:domain table:cell-range-address="Sheet1.A22:Sheet1.A28"/>
            <chart:data-point chart:repeated="7"/>
          </chart:series>
          <chart:series chart:style-name="ch9" chart:values-cell-range-address="Sheet1.C32:Sheet1.C38" chart:label-cell-address="Sheet1.C31:Sheet1.C31" chart:class="chart:scatter">
            <chart:domain table:cell-range-address="Sheet1.A32:Sheet1.A3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 GFLOPS</text:p>
                <draw:g>
                  <svg:desc>Sheet1.G1:Sheet1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 GFLOPS</text:p>
                <draw:g>
                  <svg:desc>Sheet1.G11:Sheet1.G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ava Multiplication</text:p>
                <draw:g>
                  <svg:desc>Sheet1.D24:Sheet1.D2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ava Line Multiplication GFLOPS</text:p>
                <draw:g>
                  <svg:desc>Sheet1.C31:Sheet1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.09767798700605">
                <text:p>2.09767798700605</text:p>
                <draw:g>
                  <svg:desc>Sheet1.G2:Sheet1.G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3.8274459771948">
                <text:p>3.8274459771948</text:p>
                <draw:g>
                  <svg:desc>Sheet1.G12:Sheet1.G18</svg:desc>
                </draw:g>
              </table:table-cell>
              <table:table-cell office:value-type="float" office:value="600">
                <text:p>600</text:p>
                <draw:g>
                  <svg:desc>Sheet1.A22:Sheet1.A28</svg:desc>
                </draw:g>
              </table:table-cell>
              <table:table-cell office:value-type="float" office:value="1.3973759184392">
                <text:p>1.3973759184392</text:p>
                <draw:g>
                  <svg:desc>Sheet1.C22:Sheet1.C28</svg:desc>
                </draw:g>
              </table:table-cell>
              <table:table-cell office:value-type="float" office:value="600">
                <text:p>600</text:p>
                <draw:g>
                  <svg:desc>Sheet1.A32:Sheet1.A38</svg:desc>
                </draw:g>
              </table:table-cell>
              <table:table-cell office:value-type="float" office:value="3.76849374128065">
                <text:p>3.76849374128065</text:p>
                <draw:g>
                  <svg:desc>Sheet1.C32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38755914470854">
                <text:p>1.38755914470854</text:p>
              </table:table-cell>
              <table:table-cell office:value-type="float" office:value="1000">
                <text:p>1000</text:p>
              </table:table-cell>
              <table:table-cell office:value-type="float" office:value="3.11477477842271">
                <text:p>3.11477477842271</text:p>
              </table:table-cell>
              <table:table-cell office:value-type="float" office:value="1000">
                <text:p>1000</text:p>
              </table:table-cell>
              <table:table-cell office:value-type="float" office:value="1.20822054409965">
                <text:p>1.20822054409965</text:p>
              </table:table-cell>
              <table:table-cell office:value-type="float" office:value="1000">
                <text:p>1000</text:p>
              </table:table-cell>
              <table:table-cell office:value-type="float" office:value="3.45307016422066">
                <text:p>3.4530701642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.19553851516208">
                <text:p>1.19553851516208</text:p>
              </table:table-cell>
              <table:table-cell office:value-type="float" office:value="1400">
                <text:p>1400</text:p>
              </table:table-cell>
              <table:table-cell office:value-type="float" office:value="2.9078577862555">
                <text:p>2.9078577862555</text:p>
              </table:table-cell>
              <table:table-cell office:value-type="float" office:value="1400">
                <text:p>1400</text:p>
              </table:table-cell>
              <table:table-cell office:value-type="float" office:value="0.499162204627705">
                <text:p>0.499162204627705</text:p>
              </table:table-cell>
              <table:table-cell office:value-type="float" office:value="1400">
                <text:p>1400</text:p>
              </table:table-cell>
              <table:table-cell office:value-type="float" office:value="4.11889148035422">
                <text:p>4.11889148035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619739862280031">
                <text:p>0.619739862280031</text:p>
              </table:table-cell>
              <table:table-cell office:value-type="float" office:value="1800">
                <text:p>1800</text:p>
              </table:table-cell>
              <table:table-cell office:value-type="float" office:value="2.88032003555951">
                <text:p>2.88032003555951</text:p>
              </table:table-cell>
              <table:table-cell office:value-type="float" office:value="1800">
                <text:p>1800</text:p>
              </table:table-cell>
              <table:table-cell office:value-type="float" office:value="0.341398066987531">
                <text:p>0.341398066987531</text:p>
              </table:table-cell>
              <table:table-cell office:value-type="float" office:value="1800">
                <text:p>1800</text:p>
              </table:table-cell>
              <table:table-cell office:value-type="float" office:value="3.50189349433818">
                <text:p>3.50189349433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0.536262430153178">
                <text:p>0.536262430153178</text:p>
              </table:table-cell>
              <table:table-cell office:value-type="float" office:value="2200">
                <text:p>2200</text:p>
              </table:table-cell>
              <table:table-cell office:value-type="float" office:value="2.93706737353412">
                <text:p>2.93706737353412</text:p>
              </table:table-cell>
              <table:table-cell office:value-type="float" office:value="2200">
                <text:p>2200</text:p>
              </table:table-cell>
              <table:table-cell office:value-type="float" office:value="0.346358138668182">
                <text:p>0.346358138668182</text:p>
              </table:table-cell>
              <table:table-cell office:value-type="float" office:value="2200">
                <text:p>2200</text:p>
              </table:table-cell>
              <table:table-cell office:value-type="float" office:value="3.66978529313245">
                <text:p>3.66978529313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0.487780509871616">
                <text:p>0.487780509871616</text:p>
              </table:table-cell>
              <table:table-cell office:value-type="float" office:value="2600">
                <text:p>2600</text:p>
              </table:table-cell>
              <table:table-cell office:value-type="float" office:value="3.04372672958698">
                <text:p>3.04372672958698</text:p>
              </table:table-cell>
              <table:table-cell office:value-type="float" office:value="2600">
                <text:p>2600</text:p>
              </table:table-cell>
              <table:table-cell office:value-type="float" office:value="0.275642219397631">
                <text:p>0.275642219397631</text:p>
              </table:table-cell>
              <table:table-cell office:value-type="float" office:value="2600">
                <text:p>2600</text:p>
              </table:table-cell>
              <table:table-cell office:value-type="float" office:value="3.55009076048772">
                <text:p>3.5500907604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447130909994204">
                <text:p>0.447130909994204</text:p>
              </table:table-cell>
              <table:table-cell office:value-type="float" office:value="3000">
                <text:p>3000</text:p>
              </table:table-cell>
              <table:table-cell office:value-type="float" office:value="3.03910312689944">
                <text:p>3.03910312689944</text:p>
              </table:table-cell>
              <table:table-cell office:value-type="float" office:value="3000">
                <text:p>3000</text:p>
              </table:table-cell>
              <table:table-cell office:value-type="float" office:value="0.303210908441314">
                <text:p>0.303210908441314</text:p>
              </table:table-cell>
              <table:table-cell office:value-type="float" office:value="3000">
                <text:p>3000</text:p>
              </table:table-cell>
              <table:table-cell office:value-type="float" office:value="3.23950543876412">
                <text:p>3.23950543876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